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pasado 1 de Junio de 2018, miramos como seguir avanzando con la aplicación de Kivy.</text:p>
      <text:p text:style-name="Standard"/>
      <text:p text:style-name="Standard">En un primer momento le mostre un programa que conseguia que al pinchar en la pantalla te pintara unos puntos donde habiamos marcado (ejemplo de Canvas), que es una cosa que necesitaremos para nuestro programa, aunque habra que reducir el radio de las marcas, ya que eran demasiado grandes. Ademas Domingo modifico el programa para que guardara las coordenadas marcadas en una lista, y tambien nos los sacara por pantalla (expresion regular para 2 decimales).</text:p>
      <text:p text:style-name="Standard"/>
      <text:p text:style-name="Standard">Despues le plantee a Domingo unas dudas con la pagina principal de la aplicación en si, y el me comento que teniamos que cargar la imagen precisamente desde esa pagina principal, con un modulo llamado filechooser, que servira para escoger un archivo de tu equipo, en este caso lo que necesitamos es una imagen para trabajar con ella. Vimos un ejemplo de filechooser pero habria que sustituir un espacio que el ejemplo usa para escribir texto, por un espacio para una imagen, y el canvas, superpuesto encima (misma posicion) para poder trabajar con la imagen.</text:p>
      <text:p text:style-name="Standard"/>
      <text:p text:style-name="Standard">Mas tarde en esta pagina principal, tendriamos que poner un boton next para pasar a la siguiente imagen, o a los resultados, cuando ya hayamos acabado de marcar todos los puntos a la imagen en la que nos encontramos.</text:p>
      <text:p text:style-name="Standard"/>
      <text:p text:style-name="Standard">Por ultimo aunque esto habra que hablarlo otra vez, Domingo me comento como queria que se cogiera el cuadrado pequeño, que seria cogiendo la zona con mas puntos, y despues reproduciendola en el resto de cuadrados grandes, aunque insisto que esto habra que analizarlo mas detenidamente.</text:p>
      <text:p text:style-name="Standard"/>
      <text:p text:style-name="Standard">Eso es todo, intentare tener para la proxima reunion una pagina principal del programa con el filechooser funcionando, y a poder ser pudiendo subir una imagen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6-04T17:42:28.55</meta:creation-date>
    <dc:date>2018-06-04T18:11:51.65</dc:date>
    <dc:creator>o </dc:creator>
    <meta:editing-duration>PT14M11S</meta:editing-duration>
    <meta:editing-cycles>2</meta:editing-cycles>
    <meta:generator>OpenOffice/4.1.3$Win32 OpenOffice.org_project/413m1$Build-9783</meta:generator>
    <meta:document-statistic meta:table-count="0" meta:image-count="0" meta:object-count="0" meta:page-count="1" meta:paragraph-count="6" meta:word-count="301" meta:character-count="1792"/>
  </office:meta>
</office:document-meta>
</file>